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7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6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7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6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6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/>
          <table:table-cell table:style-name="ce4" table:formula="of:=SUM([.C$127:.C$1000])" office:value-type="float" office:value="14.5" calcext:value-type="float">
            <text:p>14,5</text:p>
          </table:table-cell>
        </table:table-row>
        <table:table-row table:style-name="ro1">
          <table:covered-table-cell table:style-name="ce6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7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6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7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1000])" office:value-type="float" office:value="147" calcext:value-type="float">
            <text:p>147,0</text:p>
          </table:table-cell>
        </table:table-row>
        <table:table-row table:style-name="ro1">
          <table:covered-table-cell table:style-name="ce6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6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1000])" office:value-type="float" office:value="3.76923076923077" calcext:value-type="float">
            <text:p>3,8</text:p>
          </table:table-cell>
        </table:table-row>
        <table:table-row table:style-name="ro1">
          <table:covered-table-cell table:style-name="ce6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6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7"/>
          <table:table-cell/>
          <table:table-cell table:style-name="ce11" table:formula="of:=COUNTIF([.D$3:.D$1000];&quot;Desarrollo&quot;)" office:value-type="float" office:value="69" calcext:value-type="float">
            <text:p>69</text:p>
          </table:table-cell>
        </table:table-row>
        <table:table-row table:style-name="ro1">
          <table:table-cell table:style-name="ce6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6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/>
          <table:table-cell table:style-name="ce11" table:formula="of:=COUNTIF([.D$3:.D$1000];&quot;Arreglo/corrección&quot;)" office:value-type="float" office:value="36" calcext:value-type="float">
            <text:p>36</text:p>
          </table:table-cell>
        </table:table-row>
        <table:table-row table:style-name="ro1">
          <table:table-cell table:style-name="ce6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6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7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7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6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7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7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7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7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7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7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covered-table-cell table:style-name="ce7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>
          <table:table-cell table:style-name="ce6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7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7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number-columns-repeated="2"/>
        </table:table-row>
        <table:table-row table:style-name="ro1" table:number-rows-repeated="104842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8T12:04:41.436000000</dc:date>
    <meta:editing-duration>PT3H14M44S</meta:editing-duration>
    <meta:editing-cycles>76</meta:editing-cycles>
    <meta:generator>LibreOffice/7.4.3.2$Windows_X86_64 LibreOffice_project/1048a8393ae2eeec98dff31b5c133c5f1d08b890</meta:generator>
    <meta:document-statistic meta:table-count="1" meta:cell-count="418" meta:object-count="0"/>
  </office:meta>
</office:document-meta>
</file>